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e9178" loext:opacity="100%" style:font-name="Consolas" fo:font-size="10.5pt" fo:font-weight="normal" fo:background-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ext_20_body">please rewrtie api handler for cdn hostname vz-8eebcee3-b6e.b-cdn.net and video library id &lt;your-viedo-library-id-here&gt;</text:p>
      <text:p text:style-name="Text_20_body">06:01 PM</text:p>
      <text:p text:style-name="Text_20_body">Here's an updated API handler incorporating the video library ID:<text:line-break/><text:line-break/>```php<text:line-break/>&lt;?php<text:line-break/>class CloudBunnyAPIHandler {<text:line-break/>private $api_key;<text:line-break/>private $cdn_hostname = 'vz-8eebcee3-b6e.b-cdn.net';<text:line-break/>private $video_library_id = '&lt;your-video-library-id-here&gt;';<text:line-break/><text:line-break/>public function __construct() {<text:line-break/>$this-&gt;api_key = get_option('cloudbunny_api_key');<text:line-break/>}<text:line-break/><text:line-break/>public function get_video_list() {<text:line-break/><text:a xlink:type="simple" xlink:href="https://video.bunnycdn.com/library/%7B$this-%3Evideo_library_id%7D/videos%22;" office:target-frame-name="_blank" xlink:show="new" text:style-name="Internet_20_link" text:visited-style-name="Visited_20_Internet_20_Link">🤖URLhttps://video.bunnycdn.com/library/{$this-&gt;video_library_id}/videos";</text:a> <text:line-break/>$response = wp_remote_get($url, [<text:line-break/>'headers' =&gt; [<text:line-break/>'AccessKey' =&gt; $this-&gt;api_key,<text:line-break/>'Content-Type' =&gt; 'application/json'<text:line-break/>]<text:line-break/>]);<text:line-break/><text:line-break/>if (is_wp_error($response)) {<text:line-break/>error_log('BunnyCDN API Error: ' . $response-&gt;get_error_message());<text:line-break/>return [];<text:line-break/>}<text:line-break/><text:line-break/>$body = wp_remote_retrieve_body($response);<text:line-break/>$videos = json_decode($body, true);<text:line-break/><text:line-break/>return $videos['items'] ?? [];<text:line-break/>}<text:line-break/><text:line-break/>public function get_video_stream_url($video_guid) {<text:line-break/>🤖URLhttps://{$this-&gt;cdn_hostname}/{$video_guid}/playlist.m3u8"; }<text:line-break/><text:line-break/>public function get_video_details($video_guid) {<text:line-break/><text:a xlink:type="simple" xlink:href="https://video.bunnycdn.com/library/%7B$this-%3Evideo_library_id%7D/videos/%7B$video_guid%7D%22;" office:target-frame-name="_blank" xlink:show="new" text:style-name="Internet_20_link" text:visited-style-name="Visited_20_Internet_20_Link">🤖URLhttps://video.bunnycdn.com/library/{$this-&gt;video_library_id}/videos/{$video_guid}";</text:a> <text:line-break/><text:soft-page-break/>$response = wp_remote_get($url, [<text:line-break/>'headers' =&gt; [<text:line-break/>'AccessKey' =&gt; $this-&gt;api_key,<text:line-break/>'Content-Type' =&gt; 'application/json'<text:line-break/>]<text:line-break/>]);<text:line-break/><text:line-break/>if (is_wp_error($response)) {<text:line-break/>error_log('BunnyCDN Video Details Error: ' . $response-&gt;get_error_message());<text:line-break/>return null;<text:line-break/>}<text:line-break/><text:line-break/>return json_decode(wp_remote_retrieve_body($response), true);<text:line-break/>}<text:line-break/><text:line-break/>public function validate_api_key() {<text:line-break/><text:a xlink:type="simple" xlink:href="https://video.bunnycdn.com/library/%7B$this-%3Evideo_library_id%7D%22;" office:target-frame-name="_blank" xlink:show="new" text:style-name="Internet_20_link" text:visited-style-name="Visited_20_Internet_20_Link">🤖URLhttps://video.bunnycdn.com/library/{$this-&gt;video_library_id}";</text:a> <text:line-break/>$response = wp_remote_get($url, [<text:line-break/>'headers' =&gt; [<text:line-break/>'AccessKey' =&gt; $this-&gt;api_key<text:line-break/>]<text:line-break/>]);<text:line-break/><text:line-break/>return !is_wp_error($response) &amp;&amp; wp_remote_retrieve_response_code($response) == 200;<text:line-break/>}<text:line-break/>}<text:line-break/>```<text:line-break/><text:line-break/>Key Updates:<text:line-break/>- Added video library ID<text:line-break/>- Uses BunnyCDN video API endpoints<text:line-break/>- Uses `AccessKey` instead of Bearer token<text:line-break/>- Added methods for:<text:line-break/>* Listing videos<text:line-break/>* Getting stream URL<text:line-break/>* Fetching video details<text:line-break/>* API key validation<text:line-break/><text:line-break/>Notes:<text:line-break/>- Replace `&lt;your-video-library-id-here&gt;` with actual library ID<text:line-break/>- Ensure API key is correct<text:line-break/><text:soft-page-break/><text:line-break/>Would you like me to explain any part of the code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27T17:59:05.564000000</meta:creation-date>
    <dc:date>2024-12-27T18:05:36.207000000</dc:date>
    <meta:editing-duration>PT6M30S</meta:editing-duration>
    <meta:editing-cycles>1</meta:editing-cycles>
    <meta:document-statistic meta:table-count="0" meta:image-count="0" meta:object-count="0" meta:page-count="3" meta:paragraph-count="3" meta:word-count="225" meta:character-count="2144" meta:non-whitespace-character-count="1904"/>
    <meta:generator>LibreOffice/7.3.4.2$Windows_X86_64 LibreOffice_project/728fec16bd5f605073805c3c9e7c4212a0120dc5</meta:generator>
  </office:meta>
</office:document-meta>
</file>